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cc" draw:fill="none" draw:textarea-vertical-align="middle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96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stroke="dash" draw:stroke-dash="Line_20_with_20_Fine_20_Dots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64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5.188cm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svg:stroke-color="#cc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svg:stroke-color="#00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cc00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66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048cm" fo:min-width="4.344cm" fo:padding-top="0.178cm" fo:padding-bottom="0.178cm" fo:padding-left="0.303cm" fo:padding-right="0.303cm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omic Sans MS" fo:font-size="40pt" fo:font-weight="normal" style:font-size-asian="40pt" style:font-weight-asian="normal" style:font-size-complex="40pt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ff0000"/>
    </style:style>
    <style:style style:name="P12" style:family="paragraph">
      <loext:graphic-properties draw:fill="none" draw:fill-color="#ffffff"/>
      <style:paragraph-properties fo:text-align="center"/>
      <style:text-properties fo:color="#ff6600"/>
    </style:style>
    <style:style style:name="P13" style:family="paragraph">
      <loext:graphic-properties draw:fill="none" draw:fill-color="#ffffff"/>
      <style:paragraph-properties fo:text-align="center"/>
      <style:text-properties fo:color="#cc9900"/>
    </style:style>
    <style:style style:name="P14" style:family="paragraph">
      <loext:graphic-properties draw:fill="none" draw:fill-color="#ffffff"/>
      <style:paragraph-properties fo:text-align="center"/>
      <style:text-properties fo:color="#009900"/>
    </style:style>
    <style:style style:name="P15" style:family="paragraph">
      <loext:graphic-properties draw:fill="none" draw:fill-color="#ffffff"/>
      <style:paragraph-properties fo:text-align="center"/>
      <style:text-properties fo:color="#0000cc"/>
    </style:style>
    <style:style style:name="P16" style:family="paragraph">
      <loext:graphic-properties draw:fill="none" draw:fill-color="#ffffff"/>
      <style:paragraph-properties fo:text-align="center"/>
      <style:text-properties fo:color="#cc0066"/>
    </style:style>
    <style:style style:name="P17" style:family="paragraph">
      <loext:graphic-properties draw:fill="none" draw:fill-color="#ffffff"/>
      <style:paragraph-properties fo:text-align="center"/>
      <style:text-properties fo:color="#6600cc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Comic Sans MS" fo:font-size="40pt" fo:font-weight="normal" style:font-size-asian="40pt" style:font-weight-asian="normal" style:font-size-complex="40pt" style:font-weight-complex="normal"/>
    </style:style>
    <style:style style:name="T3" style:family="text"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ff0000"/>
    </style:style>
    <style:style style:name="T5" style:family="text">
      <style:text-properties fo:color="#ff6600"/>
    </style:style>
    <style:style style:name="T6" style:family="text">
      <style:text-properties fo:color="#cc9900"/>
    </style:style>
    <style:style style:name="T7" style:family="text">
      <style:text-properties fo:color="#009900"/>
    </style:style>
    <style:style style:name="T8" style:family="text">
      <style:text-properties fo:color="#0000cc"/>
    </style:style>
    <style:style style:name="T9" style:family="text">
      <style:text-properties fo:color="#cc0066"/>
    </style:style>
    <style:style style:name="T10" style:family="text">
      <style:text-properties fo:color="#6600cc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2" draw:layer="layout" svg:width="13.8cm" svg:height="1.576cm" svg:x="0.8cm" svg:y="0.808cm">
          <draw:text-box>
            <text:p text:style-name="P1"><text:span text:style-name="T1">如何決定 </text:span><text:span text:style-name="T1">m.f (</text:span><text:span text:style-name="T1">歸屬函數</text:span><text:span text:style-name="T1">)</text:span></text:p>
          </draw:text-box>
        </draw:frame>
        <draw:line draw:style-name="gr2" draw:text-style-name="P3" draw:layer="layout" svg:x1="4.4cm" svg:y1="17.2cm" svg:x2="4.4cm" svg:y2="6.6cm">
          <text:p/>
        </draw:line>
        <draw:line draw:style-name="gr2" draw:text-style-name="P3" draw:layer="layout" svg:x1="4.4cm" svg:y1="17.2cm" svg:x2="22.4cm" svg:y2="17.2cm">
          <text:p/>
        </draw:line>
        <draw:line draw:style-name="gr3" draw:text-style-name="P3" draw:layer="layout" svg:x1="4.4cm" svg:y1="17.2cm" svg:x2="20.2cm" svg:y2="7.8cm">
          <text:p/>
        </draw:line>
        <draw:line draw:style-name="gr4" draw:text-style-name="P3" draw:layer="layout" svg:x1="4.4cm" svg:y1="7.8cm" svg:x2="20.2cm" svg:y2="17.2cm">
          <text:p/>
        </draw:line>
        <draw:frame draw:style-name="gr5" draw:text-style-name="P4" draw:layer="layout" svg:width="2cm" svg:height="0.992cm" svg:x="23.2cm" svg:y="16.8cm">
          <draw:text-box>
            <text:p>分數</text:p>
          </draw:text-box>
        </draw:frame>
        <draw:frame draw:style-name="gr6" draw:text-style-name="P6" draw:layer="layout" svg:width="2.5cm" svg:height="2.216cm" svg:x="1.9cm" svg:y="4.541cm">
          <draw:text-box>
            <text:p text:style-name="P5"><text:span text:style-name="T2">u</text:span><text:span text:style-name="T3">A</text:span></text:p>
          </draw:text-box>
        </draw:frame>
        <draw:frame draw:style-name="gr5" draw:text-style-name="P4" draw:layer="layout" svg:width="2cm" svg:height="0.992cm" svg:x="4cm" svg:y="17.4cm">
          <draw:text-box>
            <text:p>0分</text:p>
          </draw:text-box>
        </draw:frame>
        <draw:frame draw:style-name="gr5" draw:text-style-name="P4" draw:layer="layout" svg:width="2.5cm" svg:height="0.992cm" svg:x="19.1cm" svg:y="17.4cm">
          <draw:text-box>
            <text:p>100分</text:p>
          </draw:text-box>
        </draw:frame>
        <draw:line draw:style-name="gr7" draw:text-style-name="P3" draw:layer="layout" svg:x1="20.2cm" svg:y1="7.8cm" svg:x2="20.2cm" svg:y2="17.2cm">
          <text:p/>
        </draw:line>
        <draw:line draw:style-name="gr8" draw:text-style-name="P3" draw:layer="layout" svg:x1="4.4cm" svg:y1="7.8cm" svg:x2="20.2cm" svg:y2="7.8cm">
          <text:p/>
        </draw:line>
        <draw:frame draw:style-name="gr9" draw:text-style-name="P4" draw:layer="layout" svg:width="9.6cm" svg:height="0.992cm" svg:x="4.4cm" svg:y="2.2cm">
          <draw:text-box>
            <text:p>歸屬函數(Membership function)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0"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0"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0"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gr11" draw:text-style-name="P9" draw:layer="layout" svg:width="4.4cm" svg:height="5.438cm" svg:x="23cm" svg:y="0.826cm">
          <draw:text-box>
            <text:p text:style-name="P8">PB：正的大</text:p>
            <text:p text:style-name="P8">PM：正的中</text:p>
            <text:p text:style-name="P8">PS：正的小</text:p>
            <text:p text:style-name="P8">ZR：零</text:p>
            <text:p text:style-name="P8">NS：正的小</text:p>
            <text:p text:style-name="P8">NM：正的中</text:p>
            <text:p text:style-name="P8">NB：正的大</text:p>
          </draw:text-box>
        </draw:frame>
        <draw:g>
          <draw:g>
            <draw:g>
              <draw:line draw:style-name="gr12" draw:text-style-name="P3" draw:layer="layout" svg:x1="1.8cm" svg:y1="13.8cm" svg:x2="21.2cm" svg:y2="13.8cm">
                <text:p/>
              </draw:line>
              <draw:line draw:style-name="gr12" draw:text-style-name="P3" draw:layer="layout" svg:x1="2.4cm" svg:y1="13.3cm" svg:x2="2.4cm" svg:y2="14.3cm">
                <text:p/>
              </draw:line>
              <draw:line draw:style-name="gr12" draw:text-style-name="P3" draw:layer="layout" svg:x1="5.4cm" svg:y1="13.3cm" svg:x2="5.4cm" svg:y2="14.3cm">
                <text:p/>
              </draw:line>
              <draw:line draw:style-name="gr12" draw:text-style-name="P3" draw:layer="layout" svg:x1="8.4cm" svg:y1="13.3cm" svg:x2="8.4cm" svg:y2="14.3cm">
                <text:p/>
              </draw:line>
              <draw:line draw:style-name="gr12" draw:text-style-name="P3" draw:layer="layout" svg:x1="11.4cm" svg:y1="13.3cm" svg:x2="11.4cm" svg:y2="14.3cm">
                <text:p/>
              </draw:line>
              <draw:line draw:style-name="gr12" draw:text-style-name="P3" draw:layer="layout" svg:x1="14.4cm" svg:y1="13.3cm" svg:x2="14.4cm" svg:y2="14.3cm">
                <text:p/>
              </draw:line>
              <draw:line draw:style-name="gr12" draw:text-style-name="P3" draw:layer="layout" svg:x1="17.4cm" svg:y1="13.3cm" svg:x2="17.4cm" svg:y2="14.3cm">
                <text:p/>
              </draw:line>
              <draw:line draw:style-name="gr12" draw:text-style-name="P3" draw:layer="layout" svg:x1="20.4cm" svg:y1="13.3cm" svg:x2="20.4cm" svg:y2="14.3cm">
                <text:p/>
              </draw:line>
            </draw:g>
            <draw:frame draw:style-name="gr13" draw:text-style-name="P4" draw:layer="layout" svg:width="1.6cm" svg:height="0.962cm" svg:x="1.6cm" svg:y="14.3cm">
              <draw:text-box>
                <text:p>-10</text:p>
              </draw:text-box>
            </draw:frame>
            <draw:frame draw:style-name="gr13" draw:text-style-name="P10" draw:layer="layout" svg:width="1.6cm" svg:height="0.962cm" svg:x="4.6cm" svg:y="14.3cm">
              <draw:text-box>
                <text:p text:style-name="P5">-7</text:p>
              </draw:text-box>
            </draw:frame>
            <draw:frame draw:style-name="gr13" draw:text-style-name="P10" draw:layer="layout" svg:width="1.6cm" svg:height="0.962cm" svg:x="7.6cm" svg:y="14.3cm">
              <draw:text-box>
                <text:p text:style-name="P5">-3.5</text:p>
              </draw:text-box>
            </draw:frame>
            <draw:frame draw:style-name="gr13" draw:text-style-name="P10" draw:layer="layout" svg:width="1.6cm" svg:height="0.962cm" svg:x="10.6cm" svg:y="14.3cm">
              <draw:text-box>
                <text:p text:style-name="P5">0</text:p>
              </draw:text-box>
            </draw:frame>
            <draw:frame draw:style-name="gr13" draw:text-style-name="P10" draw:layer="layout" svg:width="1.6cm" svg:height="0.962cm" svg:x="13.6cm" svg:y="14.3cm">
              <draw:text-box>
                <text:p text:style-name="P5">3.5</text:p>
              </draw:text-box>
            </draw:frame>
            <draw:frame draw:style-name="gr13" draw:text-style-name="P10" draw:layer="layout" svg:width="1.6cm" svg:height="0.962cm" svg:x="16.6cm" svg:y="14.3cm">
              <draw:text-box>
                <text:p text:style-name="P5">7</text:p>
              </draw:text-box>
            </draw:frame>
            <draw:frame draw:style-name="gr13" draw:text-style-name="P10" draw:layer="layout" svg:width="1.6cm" svg:height="0.962cm" svg:x="19.6cm" svg:y="14.3cm">
              <draw:text-box>
                <text:p text:style-name="P5">10</text:p>
              </draw:text-box>
            </draw:frame>
          </draw:g>
          <draw:frame draw:style-name="gr13" draw:text-style-name="P11" draw:layer="layout" svg:width="1.6cm" svg:height="0.962cm" svg:x="1.601cm" svg:y="4.8cm">
            <draw:text-box>
              <text:p text:style-name="P5"><text:span text:style-name="T4">NB</text:span></text:p>
            </draw:text-box>
          </draw:frame>
          <draw:frame draw:style-name="gr13" draw:text-style-name="P12" draw:layer="layout" svg:width="1.6cm" svg:height="0.962cm" svg:x="4.601cm" svg:y="4.8cm">
            <draw:text-box>
              <text:p text:style-name="P5"><text:span text:style-name="T5">NM</text:span></text:p>
            </draw:text-box>
          </draw:frame>
          <draw:frame draw:style-name="gr13" draw:text-style-name="P13" draw:layer="layout" svg:width="1.6cm" svg:height="0.962cm" svg:x="7.601cm" svg:y="4.8cm">
            <draw:text-box>
              <text:p text:style-name="P5"><text:span text:style-name="T6">NS</text:span></text:p>
            </draw:text-box>
          </draw:frame>
          <draw:frame draw:style-name="gr13" draw:text-style-name="P14" draw:layer="layout" svg:width="1.6cm" svg:height="0.962cm" svg:x="10.601cm" svg:y="4.8cm">
            <draw:text-box>
              <text:p text:style-name="P5"><text:span text:style-name="T7">ZR</text:span></text:p>
            </draw:text-box>
          </draw:frame>
          <draw:frame draw:style-name="gr13" draw:text-style-name="P15" draw:layer="layout" svg:width="1.6cm" svg:height="0.962cm" svg:x="13.601cm" svg:y="4.8cm">
            <draw:text-box>
              <text:p text:style-name="P5"><text:span text:style-name="T8">PS</text:span></text:p>
            </draw:text-box>
          </draw:frame>
          <draw:frame draw:style-name="gr13" draw:text-style-name="P16" draw:layer="layout" svg:width="1.6cm" svg:height="0.962cm" svg:x="16.601cm" svg:y="4.8cm">
            <draw:text-box>
              <text:p text:style-name="P5"><text:span text:style-name="T9">PM</text:span></text:p>
            </draw:text-box>
          </draw:frame>
          <draw:frame draw:style-name="gr13" draw:text-style-name="P17" draw:layer="layout" svg:width="1.6cm" svg:height="0.962cm" svg:x="19.601cm" svg:y="4.8cm">
            <draw:text-box>
              <text:p text:style-name="P5"><text:span text:style-name="T10">PB</text:span></text:p>
            </draw:text-box>
          </draw:frame>
          <draw:custom-shape draw:style-name="gr14" draw:text-style-name="P18" xml:id="id1" draw:id="id1" draw:layer="layout" svg:width="0.2cm" svg:height="0.2cm" svg:x="2.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2cm" svg:height="0.2cm" svg:x="5.301cm" svg:y="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2cm" svg:height="0.2cm" svg:x="8.301cm" svg:y="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2cm" svg:height="0.2cm" svg:x="11.302cm" svg:y="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2cm" svg:height="0.2cm" svg:x="14.303cm" svg:y="6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2cm" svg:height="0.2cm" svg:x="14.304cm" svg:y="6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2cm" svg:height="0.2cm" svg:x="17.305cm" svg:y="6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2cm" svg:height="0.2cm" svg:x="20.306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4" draw:id="id4" draw:layer="layout" svg:width="0.2cm" svg:height="0.2cm" svg:x="2.301cm" svg:y="1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2" draw:id="id2" draw:layer="layout" svg:width="0.2cm" svg:height="0.2cm" svg:x="5.3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2cm" svg:height="0.2cm" svg:x="8.303cm" svg:y="13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2cm" svg:height="0.2cm" svg:x="11.304cm" svg:y="13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2cm" svg:height="0.2cm" svg:x="14.305cm" svg:y="13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2cm" svg:height="0.2cm" svg:x="17.306cm" svg:y="13.7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2cm" svg:height="0.2cm" svg:x="20.307cm" svg:y="13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2.4cm" svg:y1="6.2cm" svg:x2="5.402cm" svg:y2="13.702cm" draw:start-shape="id1" draw:start-glue-point="8" draw:end-shape="id2" draw:end-glue-point="4" svg:d="M2400 6200l3002 7502" svg:viewBox="0 0 3003 7503">
            <text:p/>
          </draw:connector>
          <draw:connector draw:style-name="gr16" draw:text-style-name="P3" xml:id="id3" draw:id="id3" draw:layer="layout" draw:type="line" svg:x1="5.4cm" svg:y1="6.2cm" svg:x2="8.402cm" svg:y2="13.702cm" svg:d="M5400 6200l3002 7502" svg:viewBox="0 0 3003 7503">
            <text:p/>
          </draw:connector>
          <draw:connector draw:style-name="gr17" draw:text-style-name="P3" draw:layer="layout" draw:type="line" svg:x1="8.4cm" svg:y1="6.2cm" svg:x2="11.402cm" svg:y2="13.702cm" svg:d="M8400 6200l3002 7502" svg:viewBox="0 0 3003 7503">
            <text:p/>
          </draw:connector>
          <draw:connector draw:style-name="gr18" draw:text-style-name="P3" draw:layer="layout" draw:type="line" svg:x1="11.4cm" svg:y1="6.2cm" svg:x2="14.402cm" svg:y2="13.702cm" svg:d="M11400 6200l3002 7502" svg:viewBox="0 0 3003 7503">
            <text:p/>
          </draw:connector>
          <draw:connector draw:style-name="gr19" draw:text-style-name="P3" draw:layer="layout" draw:type="line" svg:x1="14.4cm" svg:y1="6.2cm" svg:x2="17.402cm" svg:y2="13.702cm" svg:d="M14400 6200l3002 7502" svg:viewBox="0 0 3003 7503">
            <text:p/>
          </draw:connector>
          <draw:connector draw:style-name="gr20" draw:text-style-name="P3" draw:layer="layout" draw:type="line" svg:x1="17.4cm" svg:y1="6.2cm" svg:x2="20.402cm" svg:y2="13.702cm" svg:d="M17400 6200l3002 7502" svg:viewBox="0 0 3003 7503">
            <text:p/>
          </draw:connector>
          <draw:connector draw:style-name="gr16" draw:text-style-name="P3" draw:layer="layout" draw:type="line" svg:x1="5.4cm" svg:y1="6.2cm" svg:x2="2.472cm" svg:y2="13.73cm" draw:start-shape="id3" draw:start-glue-point="2" draw:end-shape="id4" draw:end-glue-point="11" svg:d="M5400 6200l-2928 7530" svg:viewBox="0 0 2929 7531">
            <text:p/>
          </draw:connector>
          <draw:connector draw:style-name="gr17" draw:text-style-name="P3" draw:layer="layout" draw:type="line" svg:x1="8.4cm" svg:y1="6.2cm" svg:x2="5.472cm" svg:y2="13.73cm" svg:d="M8400 6200l-2928 7530" svg:viewBox="0 0 2929 7531">
            <text:p/>
          </draw:connector>
          <draw:connector draw:style-name="gr18" draw:text-style-name="P3" draw:layer="layout" draw:type="line" svg:x1="11.4cm" svg:y1="6.2cm" svg:x2="8.472cm" svg:y2="13.73cm" svg:d="M11400 6200l-2928 7530" svg:viewBox="0 0 2929 7531">
            <text:p/>
          </draw:connector>
          <draw:connector draw:style-name="gr19" draw:text-style-name="P3" draw:layer="layout" draw:type="line" svg:x1="14.4cm" svg:y1="6.2cm" svg:x2="11.472cm" svg:y2="13.73cm" svg:d="M14400 6200l-2928 7530" svg:viewBox="0 0 2929 7531">
            <text:p/>
          </draw:connector>
          <draw:connector draw:style-name="gr20" draw:text-style-name="P3" draw:layer="layout" draw:type="line" svg:x1="17.4cm" svg:y1="6.2cm" svg:x2="14.472cm" svg:y2="13.73cm" svg:d="M17400 6200l-2928 7530" svg:viewBox="0 0 2929 7531">
            <text:p/>
          </draw:connector>
          <draw:connector draw:style-name="gr21" draw:text-style-name="P3" draw:layer="layout" draw:type="line" svg:x1="20.4cm" svg:y1="6.2cm" svg:x2="17.472cm" svg:y2="13.73cm" svg:d="M20400 6200l-2928 7530" svg:viewBox="0 0 2929 7531">
            <text:p/>
          </draw:connector>
        </draw:g>
        <draw:custom-shape draw:style-name="gr22" draw:text-style-name="P19" draw:layer="layout" svg:width="7cm" svg:height="3.4cm" svg:x="1.001cm" svg:y="0.827cm">
          <text:p text:style-name="P5"><text:span text:style-name="T11">計算</text:span><text:span text:style-name="T11">m.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7:31:39.415280374</meta:creation-date>
    <dc:date>2017-03-23T10:13:25.268137587</dc:date>
    <meta:editing-duration>PT1H23M24S</meta:editing-duration>
    <meta:editing-cycles>15</meta:editing-cycles>
    <meta:generator>LibreOffice/5.2.5.1$Linux_X86_64 LibreOffice_project/0312e1a284a7d50ca85a365c316c7abbf20a4d22</meta:generator>
    <meta:document-statistic meta:object-count="99"/>
  </office:meta>
</office:document-meta>
</file>